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38.88mm"/>
    </style:style>
    <style:style style:name="co9" style:family="table-column">
      <style:table-column-properties fo:break-before="auto" style:column-width="15.73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6.25mm"/>
    </style:style>
    <style:style style:name="co12" style:family="table-column">
      <style:table-column-properties fo:break-before="auto" style:column-width="19.28mm"/>
    </style:style>
    <style:style style:name="co13" style:family="table-column">
      <style:table-column-properties fo:break-before="auto" style:column-width="17.2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Chaosknoten part list" table:style-name="ta1" table:print-ranges="'Chaosknoten part list'.A1:'Chaosknoten part list'.O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243" table:default-cell-style-name="ce1"/>
        <table:table-column table:style-name="co14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5-18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5"/>
        </table:table-row>
        <table:table-row table:style-name="ro2">
          <table:table-cell table:number-columns-repeated="259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‘s part number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min brutto</text:p>
          </table:table-cell>
          <table:table-cell table:style-name="ce18" office:value-type="string" calcext:value-type="string">
            <text:p>total</text:p>
          </table:table-cell>
          <table:table-cell table:style-name="ce19" table:number-columns-repeated="24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custom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N4]*1.19" office:value-type="currency" office:currency="EUR" office:value="3.1773" calcext:value-type="currency">
            <text:p>3,17730 €</text:p>
          </table:table-cell>
          <table:table-cell table:style-name="ce15" table:formula="of:=MIN([.J4];[.O4])" office:value-type="currency" office:currency="EUR" office:value="3.1773" calcext:value-type="currency">
            <text:p>3,17730 €</text:p>
          </table:table-cell>
          <table:table-cell table:style-name="ce15" table:formula="of:=[.A4]*[.P4]" office:value-type="currency" office:currency="EUR" office:value="3.1773" calcext:value-type="currency">
            <text:p>3,1773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3002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L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313" calcext:value-type="currency">
            <text:p>0,31300 €</text:p>
          </table:table-cell>
          <table:table-cell table:style-name="ce15" table:formula="of:=[.N5]*1.19" office:value-type="currency" office:currency="EUR" office:value="0.37247" calcext:value-type="currency">
            <text:p>0,37247 €</text:p>
          </table:table-cell>
          <table:table-cell table:style-name="ce15" table:formula="of:=MIN([.J5];[.O5])" office:value-type="currency" office:currency="EUR" office:value="0.33" calcext:value-type="currency">
            <text:p>0,33000 €</text:p>
          </table:table-cell>
          <table:table-cell table:style-name="ce15" table:formula="of:=[.A5]*[.P5]" office:value-type="currency" office:currency="EUR" office:value="0.33" calcext:value-type="currency">
            <text:p>0,3300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no soldered part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N6]*1.19" office:value-type="currency" office:currency="EUR" office:value="117.81" calcext:value-type="currency">
            <text:p>117,81000 €</text:p>
          </table:table-cell>
          <table:table-cell table:style-name="ce16" table:formula="of:=MIN([.J6];[.O6])" office:value-type="currency" office:currency="EUR" office:value="0.44" calcext:value-type="currency">
            <text:p>0,44000 €</text:p>
          </table:table-cell>
          <table:table-cell table:style-name="ce15" table:formula="of:=[.A6]*[.P6]" office:value-type="currency" office:currency="EUR" office:value="0.44" calcext:value-type="currency">
            <text:p>0,44000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no par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N7]*1.19" office:value-type="currency" office:currency="EUR" office:value="0" calcext:value-type="currency">
            <text:p>0,00000 €</text:p>
          </table:table-cell>
          <table:table-cell table:style-name="ce17" table:formula="of:=MIN([.J7];[.O7])" office:value-type="currency" office:currency="EUR" office:value="0" calcext:value-type="currency">
            <text:p>0,00000 €</text:p>
          </table:table-cell>
          <table:table-cell table:style-name="ce15" table:formula="of:=[.A7]*[.P7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CTS Electrocomponents</text:p>
          </table:table-cell>
          <table:table-cell table:style-name="ce10" office:value-type="string" calcext:value-type="string">
            <text:p>219-2MST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L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N8]*1.19" office:value-type="currency" office:currency="EUR" office:value="0.5593" calcext:value-type="currency">
            <text:p>0,55930 €</text:p>
          </table:table-cell>
          <table:table-cell table:style-name="ce17" table:formula="of:=MIN([.J8];[.O8])" office:value-type="currency" office:currency="EUR" office:value="0.5593" calcext:value-type="currency">
            <text:p>0,55930 €</text:p>
          </table:table-cell>
          <table:table-cell table:style-name="ce15" table:formula="of:=[.A8]*[.P8]" office:value-type="currency" office:currency="EUR" office:value="0.5593" calcext:value-type="currency">
            <text:p>0,5593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RC0805FR-0710KL 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L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N9]*1.19" office:value-type="currency" office:currency="EUR" office:value="0.018088" calcext:value-type="currency">
            <text:p>0,01809 €</text:p>
          </table:table-cell>
          <table:table-cell table:style-name="ce17" table:formula="of:=MIN([.J9];[.O9])" office:value-type="currency" office:currency="EUR" office:value="0.018088" calcext:value-type="currency">
            <text:p>0,01809 €</text:p>
          </table:table-cell>
          <table:table-cell table:style-name="ce15" table:formula="of:=[.A9]*[.P9]" office:value-type="currency" office:currency="EUR" office:value="0.018088" calcext:value-type="currency">
            <text:p>0,0180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e.g. Yageo</text:p>
          </table:table-cell>
          <table:table-cell table:style-name="ce10" office:value-type="string" calcext:value-type="string">
            <text:p>e.g. CC0805ZRY5V9BB104 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L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N10]*1.19" office:value-type="currency" office:currency="EUR" office:value="0.04641" calcext:value-type="currency">
            <text:p>0,04641 €</text:p>
          </table:table-cell>
          <table:table-cell table:style-name="ce17" table:formula="of:=MIN([.J10];[.O10])" office:value-type="currency" office:currency="EUR" office:value="0.04" calcext:value-type="currency">
            <text:p>0,04000 €</text:p>
          </table:table-cell>
          <table:table-cell table:style-name="ce15" table:formula="of:=[.A10]*[.P10]" office:value-type="currency" office:currency="EUR" office:value="0.04" calcext:value-type="currency">
            <text:p>0,04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Infineon Technologies</text:p>
          </table:table-cell>
          <table:table-cell table:style-name="ce10" office:value-type="string" calcext:value-type="string">
            <text:p>IRF7402TRPBF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L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64" calcext:value-type="currency">
            <text:p>0,64000 €</text:p>
          </table:table-cell>
          <table:table-cell table:style-name="ce15" table:formula="of:=[.N11]*1.19" office:value-type="currency" office:currency="EUR" office:value="0.7616" calcext:value-type="currency">
            <text:p>0,76160 €</text:p>
          </table:table-cell>
          <table:table-cell table:style-name="ce17" table:formula="of:=MIN([.J11];[.O11])" office:value-type="currency" office:currency="EUR" office:value="0.7616" calcext:value-type="currency">
            <text:p>0,76160 €</text:p>
          </table:table-cell>
          <table:table-cell table:style-name="ce15" table:formula="of:=[.A11]*[.P11]" office:value-type="currency" office:currency="EUR" office:value="0.7616" calcext:value-type="currency">
            <text:p>0,7616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1" office:value-type="string" calcext:value-type="string">
            <text:p>Microchip Technology</text:p>
          </table:table-cell>
          <table:table-cell table:style-name="ce11" office:value-type="string" calcext:value-type="string">
            <text:p>ATTINY2313A-SU 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L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" calcext:value-type="currency">
            <text:p>0,83000 €</text:p>
          </table:table-cell>
          <table:table-cell table:style-name="ce15" table:formula="of:=[.N12]*1.19" office:value-type="currency" office:currency="EUR" office:value="0.9877" calcext:value-type="currency">
            <text:p>0,98770 €</text:p>
          </table:table-cell>
          <table:table-cell table:style-name="ce17" table:formula="of:=MIN([.J12];[.O12])" office:value-type="currency" office:currency="EUR" office:value="0.88" calcext:value-type="currency">
            <text:p>0,88000 €</text:p>
          </table:table-cell>
          <table:table-cell table:style-name="ce15" table:formula="of:=[.A12]*[.P12]" office:value-type="currency" office:currency="EUR" office:value="0.88" calcext:value-type="currency">
            <text:p>0,88000 €</text:p>
          </table:table-cell>
          <table:table-cell table:style-name="ce22" table:number-columns-repeated="241"/>
          <table:table-cell table:style-name="ce23"/>
        </table:table-row>
        <table:table-row table:style-name="ro5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Kingbright</text:p>
          </table:table-cell>
          <table:table-cell table:style-name="ce10" office:value-type="string" calcext:value-type="string">
            <text:p>APL3015SECK-F01 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L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N13]*1.19" office:value-type="currency" office:currency="EUR" office:value="0.089726" calcext:value-type="currency">
            <text:p>0,08973 €</text:p>
          </table:table-cell>
          <table:table-cell table:style-name="ce17" table:formula="of:=MIN([.J13];[.O13])" office:value-type="currency" office:currency="EUR" office:value="0.089726" calcext:value-type="currency">
            <text:p>0,08973 €</text:p>
          </table:table-cell>
          <table:table-cell table:style-name="ce17" table:formula="of:=[.A13]*[.P13]" office:value-type="currency" office:currency="EUR" office:value="3.768492" calcext:value-type="currency">
            <text:p>3,7684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5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7" table:formula="of:=SUM([.Q4:.Q13])" office:value-type="currency" office:currency="EUR" office:value="9.97478" calcext:value-type="currency">
            <text:p>9,97478 €</text:p>
          </table:table-cell>
          <table:table-cell table:number-columns-repeated="242"/>
        </table:table-row>
        <table:table-row table:style-name="ro2">
          <table:table-cell table:style-name="ce7"/>
          <table:table-cell table:number-columns-repeated="15"/>
          <table:table-cell table:style-name="ce17"/>
          <table:table-cell table:number-columns-repeated="242"/>
        </table:table-row>
        <table:table-row table:style-name="ro2">
          <table:table-cell table:number-columns-repeated="16"/>
          <table:table-cell table:style-name="Default"/>
          <table:table-cell table:number-columns-repeated="242"/>
        </table:table-row>
        <table:table-row table:style-name="ro2">
          <table:table-cell table:number-columns-repeated="16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.00.0000</text:date>, <text:time style:data-style-name="N2" text:time-value="18:57:33.6105369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Stefan Sch</meta:initial-creator>
    <meta:creation-date>2008-05-17T21:39:57</meta:creation-date>
    <dc:date>2019-06-16T19:03:12.529588270</dc:date>
    <dc:language>de-DE</dc:language>
    <meta:editing-cycles>55</meta:editing-cycles>
    <meta:editing-duration>PT4H14M11S</meta:editing-duration>
    <meta:document-statistic meta:table-count="1" meta:cell-count="189" meta:object-count="0"/>
    <meta:user-defined meta:name="Info 1"/>
    <meta:user-defined meta:name="Info 2"/>
    <meta:user-defined meta:name="Info 3"/>
    <meta:user-defined meta:name="Info 4"/>
  </office:meta>
</office:document-meta>
</file>